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ter" svg:font-family="Inter, Arial, 'Helvetica Neue'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Inter" fo:font-size="13pt" fo:letter-spacing="normal" fo:font-style="normal" fo:font-weight="normal" style:font-size-asian="13pt" style:font-size-complex="13pt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Inter" fo:font-size="13pt" fo:letter-spacing="normal" fo:font-style="normal" fo:font-weight="normal" officeooo:rsid="00131f01" officeooo:paragraph-rsid="00131f01" style:font-size-asian="13pt" style:font-size-complex="13pt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Inter" fo:font-size="13pt" fo:letter-spacing="normal" fo:font-style="normal" fo:font-weight="normal" officeooo:rsid="00142263" officeooo:paragraph-rsid="00142263" style:font-size-asian="13pt" style:font-size-complex="13pt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Inter" fo:font-size="13pt" fo:letter-spacing="normal" fo:font-style="normal" fo:font-weight="normal" officeooo:rsid="001bf37e" officeooo:paragraph-rsid="001bf37e" style:font-size-asian="13pt" style:font-weight-asian="normal" style:font-size-complex="13pt" style:font-weight-complex="normal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Inter" fo:font-size="13pt" fo:letter-spacing="normal" fo:font-style="normal" fo:font-weight="bold" officeooo:rsid="0015cc3a" officeooo:paragraph-rsid="0015cc3a" style:font-size-asian="13pt" style:font-weight-asian="bold" style:font-size-complex="13pt" style:font-weight-complex="bold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c9211e" loext:opacity="100%" style:font-name="Inter" fo:font-size="13pt" fo:letter-spacing="normal" fo:font-style="normal" fo:font-weight="normal" officeooo:rsid="00142263" officeooo:paragraph-rsid="00142263" style:font-size-asian="13pt" style:font-size-complex="13pt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a6099" loext:opacity="100%" style:font-name="Inter" fo:font-size="13pt" fo:letter-spacing="normal" fo:font-style="normal" fo:font-weight="bold" officeooo:rsid="00142263" officeooo:paragraph-rsid="00142263" style:font-size-asian="13pt" style:font-weight-asian="bold" style:font-size-complex="13pt" style:font-weight-complex="bold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a6099" loext:opacity="100%" style:font-name="Inter" fo:font-size="13pt" fo:letter-spacing="normal" fo:font-style="normal" fo:font-weight="bold" officeooo:rsid="001bf37e" officeooo:paragraph-rsid="001bf37e" style:font-size-asian="13pt" style:font-weight-asian="bold" style:font-size-complex="13pt" style:font-weight-complex="bold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a6099" loext:opacity="100%" style:font-name="Inter" fo:font-size="13pt" fo:letter-spacing="normal" fo:font-style="normal" fo:font-weight="bold" officeooo:rsid="0020be95" officeooo:paragraph-rsid="0020be95" style:font-size-asian="13pt" style:font-weight-asian="bold" style:font-size-complex="13pt" style:font-weight-complex="bold"/>
    </style:style>
    <style:style style:name="T1" style:family="text">
      <style:text-properties officeooo:rsid="0012064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2a6099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complicando JOINs<text:tab/><text:tab/><text:tab/><text:tab/><text:tab/><text:tab/><text:tab/><text:span text:style-name="T1">28/11/2022</text:span></text:p>
      <text:p text:style-name="P1"/>
      <text:p text:style-name="P2"><text:span text:style-name="T2">INNER JOIN –</text:span> combinar dados de 1 ou mais tabelas</text:p>
      <text:p text:style-name="P2"><text:span text:style-name="T2">LEFT JOIN / RIGHT JOIN –</text:span> para combinar dados de duas ou mais tabelas</text:p>
      <text:p text:style-name="P2"><text:span text:style-name="T2">SELF JOIN – </text:span>para fazer join de uma tabela com ela própria</text:p>
      <text:p text:style-name="P2"/>
      <text:p text:style-name="P7">INNER JOIN</text:p>
      <text:p text:style-name="P5"><text:span text:style-name="T3">sintaxe:</text:span><text:line-break/><text:line-break/>SELECT t1.coluna, t2.coluna</text:p>
      <text:p text:style-name="P5">FROM tabela1 AS t1</text:p>
      <text:p text:style-name="P5">INNER JOIN tabela2 AS t2</text:p>
      <text:p text:style-name="P5">ON t1.coluna_em_comum = t2.coluna_em_comum;</text:p>
      <text:p text:style-name="P3"/>
      <text:p text:style-name="P6">-- juntar duas tabelas em uma só</text:p>
      <text:p text:style-name="P3">SELECT city.city, city.country_id, country.country </text:p>
      <text:p text:style-name="P3">FROM sakila.city AS city</text:p>
      <text:p text:style-name="P3">INNER JOIN sakila.country AS country</text:p>
      <text:p text:style-name="P3">ON city.country_id = country.country_id;</text:p>
      <text:p text:style-name="P3"/>
      <text:p text:style-name="P8"/>
      <text:p text:style-name="P8">LEFT JOIN E RIGHT JOIN</text:p>
      <text:p text:style-name="P8"/>
      <text:p text:style-name="P4"><text:span text:style-name="T2">LEFT JOIN: </text:span>quando utilizamos o LEFT JOIN, focamos a tabela da esquerda. </text:p>
      <text:p text:style-name="P4"/>
      <text:p text:style-name="P4"><text:span text:style-name="T2">RIGHT JOIN:</text:span> quando utilizamos o RIGHT JOIN, focamos a tabela da direita.</text:p>
      <text:p text:style-name="P4"/>
      <text:p text:style-name="P4"><text:span text:style-name="T2">INNER JOIN:</text:span> finalmente, temos o INNER JOIN, que foca em trazer somente os registros que possuem valores correspondentes em ambas as tabelas.</text:p>
      <text:p text:style-name="P8"/>
      <text:p text:style-name="P9">SELF JOIN: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ter" svg:font-family="Inter, Arial, 'Helvetica Neue'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08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8T11:40:54.403815834</meta:creation-date>
    <dc:date>2022-11-28T17:52:55.464450114</dc:date>
    <meta:editing-duration>PT1H22M45S</meta:editing-duration>
    <meta:editing-cycles>11</meta:editing-cycles>
    <meta:generator>LibreOffice/7.3.6.2$Linux_X86_64 LibreOffice_project/30$Build-2</meta:generator>
    <meta:document-statistic meta:table-count="0" meta:image-count="0" meta:object-count="0" meta:page-count="1" meta:paragraph-count="19" meta:word-count="132" meta:character-count="842" meta:non-whitespace-character-count="716"/>
  </office:meta>
</office:document-meta>
</file>